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98cm"/>
    </style:style>
    <style:style style:name="co2" style:family="table-column">
      <style:table-column-properties fo:break-before="auto" style:column-width="2.267cm"/>
    </style:style>
    <style:style style:name="co3" style:family="table-column">
      <style:table-column-properties fo:break-before="auto" style:column-width="22.655cm"/>
    </style:style>
    <style:style style:name="ro1" style:family="table-row">
      <style:table-row-properties style:row-height="0.67cm" fo:break-before="auto" style:use-optimal-row-height="true"/>
    </style:style>
    <style:style style:name="ro2" style:family="table-row">
      <style:table-row-properties style:row-height="0.429cm" fo:break-before="auto" style:use-optimal-row-height="true"/>
    </style:style>
    <style:style style:name="ro3" style:family="table-row">
      <style:table-row-properties style:row-height="1.265cm" fo:break-before="auto" style:use-optimal-row-height="true"/>
    </style:style>
    <style:style style:name="ro4" style:family="table-row">
      <style:table-row-properties style:row-height="0.416cm" fo:break-before="auto" style:use-optimal-row-height="true"/>
    </style:style>
    <style:style style:name="ro5" style:family="table-row">
      <style:table-row-properties style:row-height="2.736cm" fo:break-before="auto" style:use-optimal-row-height="true"/>
    </style:style>
    <style:style style:name="ro6" style:family="table-row">
      <style:table-row-properties style:row-height="3.12cm" fo:break-before="auto" style:use-optimal-row-height="true"/>
    </style:style>
    <style:style style:name="ro7" style:family="table-row">
      <style:table-row-properties style:row-height="1.198cm" fo:break-before="auto" style:use-optimal-row-height="true"/>
    </style:style>
    <style:style style:name="ro8" style:family="table-row">
      <style:table-row-properties style:row-height="0.519cm" fo:break-before="auto" style:use-optimal-row-height="true"/>
    </style:style>
    <style:style style:name="ro9" style:family="table-row">
      <style:table-row-properties style:row-height="1.469cm" fo:break-before="auto" style:use-optimal-row-height="true"/>
    </style:style>
    <style:style style:name="ro10" style:family="table-row">
      <style:table-row-properties style:row-height="0.813cm" fo:break-before="auto" style:use-optimal-row-height="true"/>
    </style:style>
    <style:style style:name="ro11" style:family="table-row">
      <style:table-row-properties style:row-height="2.147cm" fo:break-before="auto" style:use-optimal-row-height="true"/>
    </style:style>
    <style:style style:name="ro12" style:family="table-row">
      <style:table-row-properties style:row-height="1.582cm" fo:break-before="auto" style:use-optimal-row-height="true"/>
    </style:style>
    <style:style style:name="ro13" style:family="table-row">
      <style:table-row-properties style:row-height="3.889cm" fo:break-before="auto" style:use-optimal-row-height="true"/>
    </style:style>
    <style:style style:name="ro14" style:family="table-row">
      <style:table-row-properties style:row-height="12.753cm" fo:break-before="auto" style:use-optimal-row-height="true"/>
    </style:style>
    <style:style style:name="ro15" style:family="table-row">
      <style:table-row-properties style:row-height="7.733cm" fo:break-before="auto" style:use-optimal-row-height="true"/>
    </style:style>
    <style:style style:name="ro16" style:family="table-row">
      <style:table-row-properties style:row-height="1.967cm" fo:break-before="auto" style:use-optimal-row-height="true"/>
    </style:style>
    <style:style style:name="ro17" style:family="table-row">
      <style:table-row-properties style:row-height="8.502cm" fo:break-before="auto" style:use-optimal-row-height="true"/>
    </style:style>
    <style:style style:name="ro18" style:family="table-row">
      <style:table-row-properties style:row-height="14.676cm" fo:break-before="auto" style:use-optimal-row-height="true"/>
    </style:style>
    <style:style style:name="ro19" style:family="table-row">
      <style:table-row-properties style:row-height="4.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6pt" fo:language="es" fo:country="ES" fo:font-style="normal" fo:text-shadow="none" style:text-underline-style="none" fo:font-weight="bold"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02cm solid #000000" style:vertical-align="top"/>
      <style:paragraph-properties fo:text-align="start" fo:margin-left="0cm"/>
    </style:style>
    <style:style style:name="ce5" style:family="table-cell" style:parent-style-name="Default">
      <style:table-cell-properties style:text-align-source="fix" style:repeat-content="false" style:vertical-align="top"/>
      <style:paragraph-properties fo:text-align="start" fo:margin-left="0cm"/>
    </style:style>
    <style:style style:name="ce6" style:family="table-cell" style:parent-style-name="Default">
      <style:table-cell-properties style:text-align-source="fix" style:repeat-content="false" fo:wrap-option="wrap" fo:border="0.002cm solid #000000" style:vertical-align="top"/>
      <style:paragraph-properties fo:text-align="start" fo:margin-left="0cm"/>
      <style:text-properties fo:hyphenate="true"/>
    </style:style>
    <style:style style:name="ce7"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Arial Unicode MS" fo:language="en" fo:country="US" style:font-name-asian="Arial Unicode MS" style:language-asian="en" style:country-asian="US" style:font-name-complex="Arial Unicode MS" style:font-size-complex="5.65000009536743pt" style:language-complex="en" style:country-complex="US" fo:hyphenate="true"/>
    </style:style>
    <style:style style:name="ce8" style:family="table-cell" style:parent-style-name="Default">
      <style:table-cell-properties style:text-align-source="fix" style:repeat-content="false" fo:wrap-option="wrap" style:vertical-align="top"/>
      <style:paragraph-properties fo:text-align="start" fo:margin-left="0cm"/>
      <style:text-properties fo:hyphenate="true"/>
    </style:style>
    <style:style style:name="ce9" style:family="table-cell" style:parent-style-name="Default">
      <style:table-cell-properties style:text-align-source="fix" style:repeat-content="false" fo:wrap-option="wrap" style:vertical-align="top"/>
      <style:paragraph-properties fo:text-align="start" fo:margin-left="0cm"/>
      <style:text-properties fo:language="en" fo:country="US" style:language-asian="en" style:country-asian="US" style:font-size-complex="5.65000009536743pt" style:language-complex="en" style:country-complex="US" fo:hyphenate="true"/>
    </style:style>
    <style:style style:name="T1"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5.69999980926514pt" style:font-style-complex="normal" style:font-weight-complex="normal" style:text-emphasize="none" style:text-overline-style="none" style:text-overline-color="font-color"/>
    </style:style>
    <style:style style:name="T2" style:family="text">
      <style:text-properties style:font-name="Arial Unicode MS" style:font-name-asian="Arial Unicode MS" style:font-name-complex="Arial Unicode MS" style:font-size-complex="5.69999980926514pt"/>
    </style:style>
    <style:style style:name="T3" style:family="text">
      <style:text-properties fo:font-size="12pt"/>
    </style:style>
  </office:automatic-styles>
  <office:body>
    <office:spreadsheet>
      <table:table table:name="Sheet1" table:style-name="ta1" table:print="false">
        <table:table-column table:style-name="co1" table:default-cell-style-name="ce2"/>
        <table:table-row table:style-name="ro1">
          <table:table-cell table:style-name="ce1" office:value-type="string">
            <text:p>Keywords<text:a xlink:href="http://ruby.learncodethehardway.org/book/ex37.html#keywords"> </text:a></text:p>
          </table:table-cell>
        </table:table-row>
        <table:table-row table:style-name="ro2">
          <table:table-cell office:value-type="string">
            <text:p>alias</text:p>
          </table:table-cell>
        </table:table-row>
        <table:table-row table:style-name="ro2">
          <table:table-cell office:value-type="string">
            <text:p>and</text:p>
          </table:table-cell>
        </table:table-row>
        <table:table-row table:style-name="ro2">
          <table:table-cell office:value-type="string">
            <text:p>BEGIN</text:p>
          </table:table-cell>
        </table:table-row>
        <table:table-row table:style-name="ro2">
          <table:table-cell office:value-type="string">
            <text:p>begin</text:p>
          </table:table-cell>
        </table:table-row>
        <table:table-row table:style-name="ro2">
          <table:table-cell office:value-type="string">
            <text:p>break</text:p>
          </table:table-cell>
        </table:table-row>
        <table:table-row table:style-name="ro2">
          <table:table-cell office:value-type="string">
            <text:p>case</text:p>
          </table:table-cell>
        </table:table-row>
        <table:table-row table:style-name="ro2">
          <table:table-cell office:value-type="string">
            <text:p>class</text:p>
          </table:table-cell>
        </table:table-row>
        <table:table-row table:style-name="ro2">
          <table:table-cell office:value-type="string">
            <text:p>def</text:p>
          </table:table-cell>
        </table:table-row>
        <table:table-row table:style-name="ro2">
          <table:table-cell office:value-type="string">
            <text:p>defined?</text:p>
          </table:table-cell>
        </table:table-row>
        <table:table-row table:style-name="ro2">
          <table:table-cell office:value-type="string">
            <text:p>do</text:p>
          </table:table-cell>
        </table:table-row>
        <table:table-row table:style-name="ro2">
          <table:table-cell office:value-type="string">
            <text:p>else</text:p>
          </table:table-cell>
        </table:table-row>
        <table:table-row table:style-name="ro2">
          <table:table-cell office:value-type="string">
            <text:p>elsif</text:p>
          </table:table-cell>
        </table:table-row>
        <table:table-row table:style-name="ro2">
          <table:table-cell office:value-type="string">
            <text:p>END</text:p>
          </table:table-cell>
        </table:table-row>
        <table:table-row table:style-name="ro2">
          <table:table-cell office:value-type="string">
            <text:p>end</text:p>
          </table:table-cell>
        </table:table-row>
        <table:table-row table:style-name="ro2">
          <table:table-cell office:value-type="string">
            <text:p>ensure</text:p>
          </table:table-cell>
        </table:table-row>
        <table:table-row table:style-name="ro2">
          <table:table-cell office:value-type="string">
            <text:p>false</text:p>
          </table:table-cell>
        </table:table-row>
        <table:table-row table:style-name="ro2">
          <table:table-cell office:value-type="string">
            <text:p>for</text:p>
          </table:table-cell>
        </table:table-row>
        <table:table-row table:style-name="ro2">
          <table:table-cell office:value-type="string">
            <text:p>if</text:p>
          </table:table-cell>
        </table:table-row>
        <table:table-row table:style-name="ro2">
          <table:table-cell office:value-type="string">
            <text:p>in</text:p>
          </table:table-cell>
        </table:table-row>
        <table:table-row table:style-name="ro2">
          <table:table-cell office:value-type="string">
            <text:p>module</text:p>
          </table:table-cell>
        </table:table-row>
        <table:table-row table:style-name="ro2">
          <table:table-cell office:value-type="string">
            <text:p>next</text:p>
          </table:table-cell>
        </table:table-row>
        <table:table-row table:style-name="ro2">
          <table:table-cell office:value-type="string">
            <text:p>nil</text:p>
          </table:table-cell>
        </table:table-row>
        <table:table-row table:style-name="ro2">
          <table:table-cell office:value-type="string">
            <text:p>not</text:p>
          </table:table-cell>
        </table:table-row>
        <table:table-row table:style-name="ro2">
          <table:table-cell office:value-type="string">
            <text:p>or</text:p>
          </table:table-cell>
        </table:table-row>
        <table:table-row table:style-name="ro2">
          <table:table-cell office:value-type="string">
            <text:p>redo</text:p>
          </table:table-cell>
        </table:table-row>
        <table:table-row table:style-name="ro2">
          <table:table-cell office:value-type="string">
            <text:p>rescue</text:p>
          </table:table-cell>
        </table:table-row>
        <table:table-row table:style-name="ro2">
          <table:table-cell office:value-type="string">
            <text:p>retry</text:p>
          </table:table-cell>
        </table:table-row>
        <table:table-row table:style-name="ro2">
          <table:table-cell office:value-type="string">
            <text:p>return</text:p>
          </table:table-cell>
        </table:table-row>
        <table:table-row table:style-name="ro2">
          <table:table-cell office:value-type="string">
            <text:p>self</text:p>
          </table:table-cell>
        </table:table-row>
        <table:table-row table:style-name="ro2">
          <table:table-cell office:value-type="string">
            <text:p>super</text:p>
          </table:table-cell>
        </table:table-row>
        <table:table-row table:style-name="ro2">
          <table:table-cell office:value-type="string">
            <text:p>then</text:p>
          </table:table-cell>
        </table:table-row>
        <table:table-row table:style-name="ro2">
          <table:table-cell office:value-type="string">
            <text:p>true</text:p>
          </table:table-cell>
        </table:table-row>
        <table:table-row table:style-name="ro2">
          <table:table-cell office:value-type="string">
            <text:p>undef</text:p>
          </table:table-cell>
        </table:table-row>
        <table:table-row table:style-name="ro2">
          <table:table-cell office:value-type="string">
            <text:p>unless</text:p>
          </table:table-cell>
        </table:table-row>
        <table:table-row table:style-name="ro2">
          <table:table-cell office:value-type="string">
            <text:p>until</text:p>
          </table:table-cell>
        </table:table-row>
        <table:table-row table:style-name="ro2">
          <table:table-cell office:value-type="string">
            <text:p>when</text:p>
          </table:table-cell>
        </table:table-row>
        <table:table-row table:style-name="ro2">
          <table:table-cell office:value-type="string">
            <text:p>while</text:p>
          </table:table-cell>
        </table:table-row>
        <table:table-row table:style-name="ro2">
          <table:table-cell office:value-type="string">
            <text:p>yield</text:p>
          </table:table-cell>
        </table:table-row>
        <table:table-row table:style-name="ro3">
          <table:table-cell table:style-name="ce1" office:value-type="string">
            <text:p>Data Types<text:a xlink:href="http://ruby.learncodethehardway.org/book/ex37.html#data-types"> </text:a></text:p>
          </table:table-cell>
        </table:table-row>
        <table:table-row table:style-name="ro4">
          <table:table-cell/>
        </table:table-row>
        <table:table-row table:style-name="ro2">
          <table:table-cell table:style-name="ce3" office:value-type="string">
            <text:p>true</text:p>
          </table:table-cell>
        </table:table-row>
        <table:table-row table:style-name="ro2">
          <table:table-cell table:style-name="ce3" office:value-type="string">
            <text:p>false</text:p>
          </table:table-cell>
        </table:table-row>
        <table:table-row table:style-name="ro2">
          <table:table-cell table:style-name="ce3" office:value-type="string">
            <text:p>nil</text:p>
          </table:table-cell>
        </table:table-row>
        <table:table-row table:style-name="ro2">
          <table:table-cell office:value-type="string">
            <text:p>constants</text:p>
          </table:table-cell>
        </table:table-row>
        <table:table-row table:style-name="ro2">
          <table:table-cell office:value-type="string">
            <text:p>strings</text:p>
          </table:table-cell>
        </table:table-row>
        <table:table-row table:style-name="ro2">
          <table:table-cell office:value-type="string">
            <text:p>numbers</text:p>
          </table:table-cell>
        </table:table-row>
        <table:table-row table:style-name="ro2">
          <table:table-cell office:value-type="string">
            <text:p>ranges</text:p>
          </table:table-cell>
        </table:table-row>
        <table:table-row table:style-name="ro2">
          <table:table-cell office:value-type="string">
            <text:p>arrays</text:p>
          </table:table-cell>
        </table:table-row>
        <table:table-row table:style-name="ro2">
          <table:table-cell office:value-type="string">
            <text:p>hashes</text:p>
          </table:table-cell>
        </table:table-row>
        <table:table-row table:style-name="ro5">
          <table:table-cell office:value-type="string">
            <text:p>String Escapes Sequences For string escape sequences, use them in strings to make sure they do what you think they do.</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a</text:p>
          </table:table-cell>
        </table:table-row>
        <table:table-row table:style-name="ro2">
          <table:table-cell office:value-type="string">
            <text:p>\b</text:p>
          </table:table-cell>
        </table:table-row>
        <table:table-row table:style-name="ro2">
          <table:table-cell office:value-type="string">
            <text:p>\f</text:p>
          </table:table-cell>
        </table:table-row>
        <table:table-row table:style-name="ro2">
          <table:table-cell office:value-type="string">
            <text:p>\n</text:p>
          </table:table-cell>
        </table:table-row>
        <table:table-row table:style-name="ro2">
          <table:table-cell office:value-type="string">
            <text:p>\r</text:p>
          </table:table-cell>
        </table:table-row>
        <table:table-row table:style-name="ro2">
          <table:table-cell office:value-type="string">
            <text:p>\t</text:p>
          </table:table-cell>
        </table:table-row>
        <table:table-row table:style-name="ro2">
          <table:table-cell office:value-type="string">
            <text:p>\v</text:p>
          </table:table-cell>
        </table:table-row>
        <table:table-row table:style-name="ro6">
          <table:table-cell office:value-type="string">
            <text:p>Operators Some of these may be unfamiliar to you, but look them up anyway. Find out what they do, and if you still can't figure it out, save it for later.</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unary)</text:p>
          </table:table-cell>
        </table:table-row>
        <table:table-row table:style-name="ro2">
          <table:table-cell office:value-type="string">
            <text:p>+(unary)</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lt;&lt;</text:p>
          </table:table-cell>
        </table:table-row>
        <table:table-row table:style-name="ro2">
          <table:table-cell office:value-type="string">
            <text:p>&gt;&gt;</text:p>
          </table:table-cell>
        </table:table-row>
        <table:table-row table:style-name="ro2">
          <table:table-cell office:value-type="string">
            <text:p>&amp;</text:p>
          </table:table-cell>
        </table:table-row>
        <table:table-row table:style-name="ro2">
          <table:table-cell office:value-type="string">
            <text:p>|</text:p>
          </table:table-cell>
        </table:table-row>
        <table:table-row table:style-name="ro2">
          <table:table-cell office:value-type="string">
            <text:p>&gt;</text:p>
          </table:table-cell>
        </table:table-row>
        <table:table-row table:style-name="ro2">
          <table:table-cell office:value-type="string">
            <text:p>&gt;=</text:p>
          </table:table-cell>
        </table:table-row>
        <table:table-row table:style-name="ro2">
          <table:table-cell office:value-type="string">
            <text:p>&lt;</text:p>
          </table:table-cell>
        </table:table-row>
        <table:table-row table:style-name="ro2">
          <table:table-cell office:value-type="string">
            <text:p>&lt;=</text:p>
          </table:table-cell>
        </table:table-row>
        <table:table-row table:style-name="ro2">
          <table:table-cell office:value-type="string">
            <text:p>&lt;=&gt;</text:p>
          </table:table-cell>
        </table:table-row>
        <table:table-row table:style-name="ro2">
          <table:table-cell table:formula="of:Err:520" office:value-type="string" office:string-value="Err:520">
            <text:p>Err:520</text:p>
          </table:table-cell>
        </table:table-row>
        <table:table-row table:style-name="ro2">
          <table:table-cell table:formula="of:===" office:value-type="string" office:string-value="Err:510">
            <text:p>Err:510</text:p>
          </table:table-cell>
        </table:table-row>
        <table:table-row table:style-name="ro2">
          <table:table-cell office:value-type="string">
            <text:p>!=</text:p>
          </table:table-cell>
        </table:table-row>
        <table:table-row table:style-name="ro2">
          <table:table-cell table:formula="of:=~" office:value-type="string" office:string-value="Err:510">
            <text:p>Err:510</text:p>
          </table:table-cell>
        </table:table-row>
        <table:table-row table:style-name="ro2">
          <table:table-cell office:value-type="string">
            <text:p>!~</text:p>
          </table:table-cell>
        </table:table-row>
        <table:table-row table:style-name="ro2">
          <table:table-cell office:value-type="string">
            <text:p>&amp;&am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
      <table:table table:name="Sheet2" table:style-name="ta1" table:print="false">
        <table:table-column table:style-name="co2" table:default-cell-style-name="ce5"/>
        <table:table-column table:style-name="co3" table:default-cell-style-name="ce8"/>
        <table:table-row table:style-name="ro4">
          <table:table-cell table:style-name="ce4" office:value-type="string">
            <text:p>Keywords</text:p>
          </table:table-cell>
          <table:table-cell table:style-name="ce6"/>
        </table:table-row>
        <table:table-row table:style-name="ro7">
          <table:table-cell table:style-name="ce4" office:value-type="string">
            <text:p>alias</text:p>
          </table:table-cell>
          <table:table-cell table:style-name="ce6" office:value-type="string">
            <text:p>Crea un duplicado del nombre de un método. El método original continua siendo accesible a través del alias aunque el método se sobrecargue o se implemente por una subclase. Como parámetros toma dos nombres de método. Primero el nombre del alias y el segundo el nombre del método original.</text:p>
          </table:table-cell>
        </table:table-row>
        <table:table-row table:style-name="ro2">
          <table:table-cell table:style-name="ce4" office:value-type="string">
            <text:p>and</text:p>
          </table:table-cell>
          <table:table-cell table:style-name="ce6" office:value-type="string">
            <text:p>operador booleano</text:p>
          </table:table-cell>
        </table:table-row>
        <table:table-row table:style-name="ro8">
          <table:table-cell table:style-name="ce4" office:value-type="string">
            <text:p>BEGIN</text:p>
          </table:table-cell>
          <table:table-cell table:style-name="ce6" office:value-type="string">
            <text:p>Es un bloque de código que se ejecuta antes de cualquier otra ejecución. Se puede <text:span text:style-name="T1"><text:s/>anidar <text:s/>def dentro de BEGIN</text:span></text:p>
          </table:table-cell>
        </table:table-row>
        <table:table-row table:style-name="ro9">
          <table:table-cell table:style-name="ce4" office:value-type="string">
            <text:p>begin</text:p>
          </table:table-cell>
          <table:table-cell table:style-name="ce7" office:value-type="string">
            <text:p><text:span text:style-name="T1"><text:s/></text:span><text:span text:style-name="T1">Define junto con end un bloque de código que puede ser utilizado en: 1. Con while y until in modifier position with multi-line statements. 2. Bloque </text:span><text:span text:style-name="T1">donde hay operaciones que elevan excepciones y hay rescue. ¿Se puede meter dentro de un def?: </text:span><text:span text:style-name="T1"><text:a xlink:href="http://blog.rubybestpractices.com/posts/rklemme/003-The_Universe_between_begin_and_end.html">http://blog.rubybestpractices.com/posts/rklemme/003-The_Universe_between_begin_and_end.html</text:a></text:span><text:span text:style-name="T1">.</text:span></text:p>
          </table:table-cell>
        </table:table-row>
        <table:table-row table:style-name="ro10">
          <table:table-cell table:style-name="ce4" office:value-type="string">
            <text:p>break</text:p>
          </table:table-cell>
          <table:table-cell table:style-name="ce6" office:value-type="string">
            <text:p>Causa terminación inmediata de un código de bloque o de un bloque while o until. Se transfiere el control a la siguiente línea después del bloque. Si tiene un argumento devuelve este argumento como el valor del bloque terminado.</text:p>
          </table:table-cell>
        </table:table-row>
        <table:table-row table:style-name="ro7">
          <table:table-cell table:style-name="ce4" office:value-type="string">
            <text:p>case</text:p>
          </table:table-cell>
          <table:table-cell table:style-name="ce6" office:value-type="string">
            <text:p>Operador case. Consiste en una condición, la cual se pasa como argumento a case y cero o más claúsulas when. Para la primera claúsula when que cumpla la condición, se ejecuta su código. El valor de case será el valor de la claúsula when que se haya cumplidoo nil si no hay tal claúsula. También puede tener al final una claúsula else.El operador que se usa en case para determinar si algo es igual es ===.</text:p>
          </table:table-cell>
        </table:table-row>
        <table:table-row table:style-name="ro10">
          <table:table-cell table:style-name="ce4" office:value-type="string">
            <text:p>class</text:p>
          </table:table-cell>
          <table:table-cell table:style-name="ce6" office:value-type="string">
            <text:p>Abre un bloque de definición de una clase. Como argumento toma un nombre constante o una expresión del tipo &lt;&lt; object. En el segundo caso, abre un bloque de definición para la clase singleton.</text:p>
          </table:table-cell>
        </table:table-row>
        <table:table-row table:style-name="ro11">
          <table:table-cell table:style-name="ce4" office:value-type="string">
            <text:p>def</text:p>
          </table:table-cell>
          <table:table-cell table:style-name="ce6" office:value-type="string">
            <text:p>para definir métodos. Puede ser usado de dos forma.</text:p>
            <text:p><text:span text:style-name="T2"/></text:p>
            <text:p><text:span text:style-name="T3">1. def method_name</text:span></text:p>
            <text:p/>
            <text:p>2. def object.singleton_method_name</text:p>
          </table:table-cell>
        </table:table-row>
        <table:table-row table:style-name="ro2">
          <table:table-cell table:style-name="ce4" office:value-type="string">
            <text:p>defined?</text:p>
          </table:table-cell>
          <table:table-cell table:style-name="ce6" office:value-type="string">
            <text:p>Indica si una expresión está definida pero no la ejecuta</text:p>
          </table:table-cell>
        </table:table-row>
        <table:table-row table:style-name="ro2">
          <table:table-cell table:style-name="ce4" office:value-type="string">
            <text:p>do</text:p>
          </table:table-cell>
          <table:table-cell table:style-name="ce6" office:value-type="string">
            <text:p>Junto con end define un bloque de código</text:p>
          </table:table-cell>
        </table:table-row>
        <table:table-row table:style-name="ro7">
          <table:table-cell table:style-name="ce4" office:value-type="string">
            <text:p>else</text:p>
          </table:table-cell>
          <table:table-cell table:style-name="ce6" office:value-type="string">
            <text:p>The else keyword denotes a final conditional branch. It appears in connection with if, unless, and case, and rescue. (In the case of rescue, the else branch is executed if no exception is raised.) The else clause is always the last branch in the entire statement, except in the case of rescue where it can be followed by an ensure clause.</text:p>
          </table:table-cell>
        </table:table-row>
        <table:table-row table:style-name="ro2">
          <table:table-cell table:style-name="ce4" office:value-type="string">
            <text:p>elsif</text:p>
          </table:table-cell>
          <table:table-cell table:style-name="ce6" office:value-type="string">
            <text:p>dentro de un bloque if o unless para otro caso</text:p>
          </table:table-cell>
        </table:table-row>
        <table:table-row table:style-name="ro2">
          <table:table-cell table:style-name="ce4" office:value-type="string">
            <text:p>END</text:p>
          </table:table-cell>
          <table:table-cell table:style-name="ce6" office:value-type="string">
            <text:p>Bloque de código que se ejecuta justo antes de la terminación del programa. ¿Dónde lo podemos poner?</text:p>
          </table:table-cell>
        </table:table-row>
        <table:table-row table:style-name="ro2">
          <table:table-cell table:style-name="ce4" office:value-type="string">
            <text:p>end</text:p>
          </table:table-cell>
          <table:table-cell table:style-name="ce6" office:value-type="string">
            <text:p>Final de bloque de código, if, while, def, class, until, begin.</text:p>
          </table:table-cell>
        </table:table-row>
        <table:table-row table:style-name="ro12">
          <table:table-cell table:style-name="ce4" office:value-type="string">
            <text:p>ensure</text:p>
          </table:table-cell>
          <table:table-cell table:style-name="ce6" office:value-type="string">
            <text:p>Marks the final, optional clause of a begin/end block, generally in cases where the block also contains a rescue clause. The code in the ensure clause is guaranteed to be executed, whether control flows to the rescue block or not.</text:p>
            <text:p/>
            <text:p/>
          </table:table-cell>
        </table:table-row>
        <table:table-row table:style-name="ro10">
          <table:table-cell table:style-name="ce4" office:value-type="string">
            <text:p>false</text:p>
          </table:table-cell>
          <table:table-cell table:style-name="ce6" office:value-type="string">
            <text:p>false denotes a special object, the sole instance of FalseClass. false and nil are the only objects that evaluate to Boolean falsehood in Ruby (informally, that cause an if condition to fail.)</text:p>
          </table:table-cell>
        </table:table-row>
        <table:table-row table:style-name="ro7">
          <table:table-cell table:style-name="ce4" office:value-type="string">
            <text:p>for</text:p>
          </table:table-cell>
          <table:table-cell table:style-name="ce6" office:value-type="string">
            <text:p>A loop constructor, used with in.</text:p>
            <text:p>for is generally considered less idiomatic than each; indeed, for calls each, and is thus essentially a wrapper around it.</text:p>
            <text:p>The do keyword may optionally appear at the end of the for expression:</text:p>
          </table:table-cell>
        </table:table-row>
        <table:table-row table:style-name="ro12">
          <table:table-cell table:style-name="ce4" office:value-type="string">
            <text:p>if</text:p>
          </table:table-cell>
          <table:table-cell table:style-name="ce6" office:value-type="string">
            <text:p>if can also be used in modifier position:</text:p>
            <text:p/>
            <text:p><text:s text:c="2"/>puts "You lose" if y.score &lt; 10</text:p>
            <text:p>then may optionally follow an if condition</text:p>
          </table:table-cell>
        </table:table-row>
        <table:table-row table:style-name="ro2">
          <table:table-cell table:style-name="ce4" office:value-type="string">
            <text:p>in</text:p>
          </table:table-cell>
          <table:table-cell table:style-name="ce6" office:value-type="string">
            <text:p>elemento en un rango</text:p>
          </table:table-cell>
        </table:table-row>
        <table:table-row table:style-name="ro12">
          <table:table-cell table:style-name="ce4" office:value-type="string">
            <text:p>module</text:p>
          </table:table-cell>
          <table:table-cell table:style-name="ce6" office:value-type="string">
            <text:p>Opens a module definition block. Takes a constant (the name of the module) as its argument. The definition block starts a new local scope; existing variables are not visible inside the block, and local variables created in the block do not survive the end of the block.</text:p>
            <text:p/>
            <text:p>Inside the module definition, self is set to the module object itself.</text:p>
          </table:table-cell>
        </table:table-row>
        <table:table-row table:style-name="ro2">
          <table:table-cell table:style-name="ce4" office:value-type="string">
            <text:p>next</text:p>
          </table:table-cell>
          <table:table-cell table:style-name="ce6" office:value-type="string">
            <text:p>Bumps an iterator, or a while or until block,to the next iteration, unconditionally and without executing whatever may remain of the block.</text:p>
          </table:table-cell>
        </table:table-row>
        <table:table-row table:style-name="ro12">
          <table:table-cell table:style-name="ce4" office:value-type="string">
            <text:p>nil</text:p>
          </table:table-cell>
          <table:table-cell table:style-name="ce6" office:value-type="string">
            <text:p>A special "non-object". nil is, in fact, an object (the sole instance of NilClass), but connotes absence and indeterminacy. nil and false are the only two objects in Ruby that have Boolean falsehood (informally, that cause an if condition to fail).</text:p>
            <text:p/>
            <text:p>nil serves as the default value for uninitialized array elements and hash values (unless the default is overridden).</text:p>
          </table:table-cell>
        </table:table-row>
        <table:table-row table:style-name="ro13">
          <table:table-cell table:style-name="ce4" office:value-type="string">
            <text:p>not</text:p>
          </table:table-cell>
          <table:table-cell table:style-name="ce6" office:value-type="string">
            <text:p>Boolean negation.</text:p>
            <text:p/>
            <text:p><text:s text:c="2"/>not true <text:s text:c="3"/># false</text:p>
            <text:p><text:s text:c="2"/>not 10 <text:s text:c="5"/># false</text:p>
            <text:p><text:s text:c="2"/>not false <text:s text:c="2"/># true</text:p>
            <text:p>Similar in effect to the negating bang (!), but has lower precedence:</text:p>
            <text:p/>
            <text:p><text:s text:c="2"/>not 3 == 4 <text:s/># true; interpreted as not (3 == 4)</text:p>
            <text:p><text:s text:c="2"/>!3 == 4 <text:s text:c="4"/># false; interpreted as (!3) == 4, i.e., false == 4</text:p>
            <text:p>(The unary ! also differs in that it can be overridden.)</text:p>
          </table:table-cell>
        </table:table-row>
        <table:table-row table:style-name="ro13">
          <table:table-cell table:style-name="ce4" office:value-type="string">
            <text:p>or</text:p>
          </table:table-cell>
          <table:table-cell table:style-name="ce6" office:value-type="string">
            <text:p>Boolean or. Differs from || in that or has lower precedence. This code:</text:p>
            <text:p/>
            <text:p><text:s text:c="2"/>puts "Hi" or "Bye"</text:p>
            <text:p>is interpreted as (puts "Hi") or "Bye". Since puts "Hi" reduces to nil, the whole expression reduces to nil or "Bye" which evaluates to "Bye". (The side-effect printing of "Hi" does take place.)</text:p>
            <text:p/>
            <text:p>This code, however:</text:p>
            <text:p/>
            <text:p><text:s text:c="2"/>puts "Hi" || "Bye"</text:p>
            <text:p>is interpreted as puts("Hi" || "Bye"), which reduces to puts "Hi" (since "Hi" || "Bye" evaluates to "Hi").</text:p>
          </table:table-cell>
        </table:table-row>
        <table:table-row table:style-name="ro2">
          <table:table-cell table:style-name="ce4" office:value-type="string">
            <text:p>redo</text:p>
          </table:table-cell>
          <table:table-cell table:style-name="ce6" office:value-type="string">
            <text:p>Causes unconditional re-execution of a code block, with the same parameter bindings as the current execution.</text:p>
          </table:table-cell>
        </table:table-row>
        <table:table-row table:style-name="ro14">
          <table:table-cell table:style-name="ce4" office:value-type="string">
            <text:p>rescue</text:p>
          </table:table-cell>
          <table:table-cell table:style-name="ce6" office:value-type="string">
            <text:p>Designates an exception-handling clause. Can occur either inside a begin&lt;code&gt;/&lt;code&gt;end block, inside a method definition (which implies begin), or in modifier position (at the end of a statement).</text:p>
            <text:p/>
            <text:p>By default, rescue only intercepts StandardError and its descendants, but you can specify which exceptions you want handled, as arguments. (This technique does not work when rescue is in statement-modifier position.) Moreover, you can have more than one rescue clause, allowing for fine-grained handling of different exceptions.</text:p>
            <text:p/>
            <text:p>In a method (note that raise with no argument, in a rescue clause, re-raises the exception that‘s being handled):</text:p>
            <text:p/>
            <text:p><text:s text:c="2"/>def file_reverser(file)</text:p>
            <text:p><text:s text:c="4"/>File.open(file) {|fh| puts fh.readlines.reverse }</text:p>
            <text:p><text:s text:c="2"/>rescue Errno::ENOENT</text:p>
            <text:p><text:s text:c="4"/>log "Tried to open non-existent file #{file}"</text:p>
            <text:p><text:s text:c="4"/>raise</text:p>
            <text:p><text:s text:c="2"/>end</text:p>
            <text:p>In a begin/end block:</text:p>
            <text:p/>
            <text:p><text:s text:c="2"/>begin</text:p>
            <text:p><text:s text:c="4"/>1/0</text:p>
            <text:p><text:s text:c="2"/>rescue ZeroDivisionError</text:p>
            <text:p><text:s text:c="4"/>puts "No way"</text:p>
            <text:p><text:s text:c="2"/>end</text:p>
            <text:p>In statement-modifier position:</text:p>
            <text:p/>
            <text:p><text:s text:c="2"/>while true</text:p>
            <text:p><text:s text:c="4"/>1/0</text:p>
            <text:p><text:s text:c="2"/>end rescue nil</text:p>
            <text:p/>
            <text:p><text:s text:c="2"/>david = Person.find(n) rescue Person.new</text:p>
            <text:p>rescue (except in statement-modifier position) also takes a special argument in the following form:</text:p>
            <text:p/>
            <text:p><text:s text:c="2"/>rescue =&gt; e</text:p>
            <text:p>which will assign the given local variable to the exception object, which can then be examined inside the rescue clause.</text:p>
          </table:table-cell>
        </table:table-row>
        <table:table-row table:style-name="ro12">
          <table:table-cell table:style-name="ce4" office:value-type="string">
            <text:p>retry</text:p>
          </table:table-cell>
          <table:table-cell table:style-name="ce6" office:value-type="string">
            <text:p>Inside a rescue clause, retry causes Ruby to return to the top of the enclosing code (the begin keyword, or top of method or block) and try executing the code again.</text:p>
            <text:p/>
            <text:p/>
          </table:table-cell>
        </table:table-row>
        <table:table-row table:style-name="ro15">
          <table:table-cell table:style-name="ce4" office:value-type="string">
            <text:p>return</text:p>
          </table:table-cell>
          <table:table-cell table:style-name="ce6" office:value-type="string">
            <text:p>Inside a method definition, executes the ensure clause, if present, and then returns control to the context of the method call. Takes an optional argument (defaulting to nil), which serves as the return value of the method. Multiple values in argument position will be returned in an array.</text:p>
            <text:p/>
            <text:p><text:s text:c="2"/>def three</text:p>
            <text:p><text:s text:c="4"/>return 3</text:p>
            <text:p><text:s text:c="2"/>ensure</text:p>
            <text:p><text:s text:c="4"/>puts "Enjoy the 3!"</text:p>
            <text:p><text:s text:c="2"/>end</text:p>
            <text:p/>
            <text:p><text:s text:c="2"/>a = three <text:s text:c="3"/># Enjoy the 3!</text:p>
            <text:p><text:s text:c="2"/>puts a <text:s text:c="2"/># 3</text:p>
            <text:p>Inside a code block, the behavior of return depends on whether or not the block constitutes the body of a regular Proc object or a lambda-style Proc object. In the case of a lambda, return causes execution of the block to terminate. In the case of a regular Proc, return attempts to return from the enclosing method. If there is no enclosing method, it‘s an error.</text:p>
            <text:p/>
            <text:p><text:s text:c="2"/>ruby -e 'Proc.new {return}.call'</text:p>
            <text:p><text:s text:c="4"/>=&gt; -e:1:in `block in &lt;main&gt;': unexpected return (LocalJumpError)</text:p>
            <text:p/>
            <text:p><text:s text:c="2"/>ruby19 -e 'p lambda {return 3}.call'</text:p>
            <text:p><text:s text:c="4"/>=&gt; 3</text:p>
          </table:table-cell>
        </table:table-row>
        <table:table-row table:style-name="ro2">
          <table:table-cell table:style-name="ce4" office:value-type="string">
            <text:p>self</text:p>
          </table:table-cell>
          <table:table-cell table:style-name="ce6" office:value-type="string">
            <text:p>The receiver object of the current method.</text:p>
          </table:table-cell>
        </table:table-row>
        <table:table-row table:style-name="ro16">
          <table:table-cell table:style-name="ce4" office:value-type="string">
            <text:p>super</text:p>
          </table:table-cell>
          <table:table-cell table:style-name="ce6" office:value-type="string">
            <text:p>When you invoke super with no arguments Ruby sends a message to the parent of the current object, asking it to invoke a method of the same name as the method invoking super. It automatically forwards the arguments that were passed to the method from which it's called.</text:p>
            <text:p>Called with an empty argument list - super()-it sends no arguments to the higher-up method, even if arguments were passed to the current method.</text:p>
            <text:p>Called with specific arguments - super(a, b, c) - it sends exactly those arguments.</text:p>
          </table:table-cell>
        </table:table-row>
        <table:table-row table:style-name="ro2">
          <table:table-cell table:style-name="ce4" office:value-type="string">
            <text:p>then</text:p>
          </table:table-cell>
          <table:table-cell table:style-name="ce6" office:value-type="string">
            <text:p>Optional component of conditional statements (if, unless, when). Never mandatory, but allows for one-line conditionals without semi-colons.</text:p>
          </table:table-cell>
        </table:table-row>
        <table:table-row table:style-name="ro2">
          <table:table-cell table:style-name="ce4" office:value-type="string">
            <text:p>true</text:p>
          </table:table-cell>
          <table:table-cell table:style-name="ce6" office:value-type="string">
            <text:p>The sole instance of the special class TrueClass. true encapsulates Boolean truth</text:p>
          </table:table-cell>
        </table:table-row>
        <table:table-row table:style-name="ro10">
          <table:table-cell table:style-name="ce4" office:value-type="string">
            <text:p>undef</text:p>
          </table:table-cell>
          <table:table-cell table:style-name="ce6" office:value-type="string">
            <text:p>Undefines a given method, for the class or module in which it‘s called. If the method is defined higher up in the lookup path (such as by a superclass), it can still be called by instances classes higher up.</text:p>
          </table:table-cell>
        </table:table-row>
        <table:table-row table:style-name="ro2">
          <table:table-cell table:style-name="ce4" office:value-type="string">
            <text:p>unless</text:p>
          </table:table-cell>
          <table:table-cell table:style-name="ce6" office:value-type="string">
            <text:p>The negative equivalent of if.</text:p>
          </table:table-cell>
        </table:table-row>
        <table:table-row table:style-name="ro2">
          <table:table-cell table:style-name="ce4" office:value-type="string">
            <text:p>until</text:p>
          </table:table-cell>
          <table:table-cell table:style-name="ce6" office:value-type="string">
            <text:p>The inverse of while: executes code until a given condition is true, i.e., while it is not true. The semantics are the same as those of while</text:p>
          </table:table-cell>
        </table:table-row>
        <table:table-row table:style-name="ro2">
          <table:table-cell table:style-name="ce4" office:value-type="string">
            <text:p>when</text:p>
          </table:table-cell>
          <table:table-cell table:style-name="ce6" office:value-type="string">
            <text:p>Con <text:s/>case</text:p>
          </table:table-cell>
        </table:table-row>
        <table:table-row table:style-name="ro17">
          <table:table-cell table:style-name="ce4" office:value-type="string">
            <text:p>while</text:p>
          </table:table-cell>
          <table:table-cell table:style-name="ce6" office:value-type="string">
            <text:p>while takes a condition argument, and executes the code that follows (up to a matching end delimiter) while the condition is true.</text:p>
            <text:p/>
            <text:p><text:s text:c="2"/>i = 0</text:p>
            <text:p><text:s text:c="2"/>while i &lt; 10</text:p>
            <text:p><text:s text:c="4"/>i += 1</text:p>
            <text:p><text:s text:c="2"/>end</text:p>
            <text:p>The value of the whole while statement is the value of the last expression evaluated the last time through the code. If the code is not executed (because the condition is false at the beginning of the operation), the while statement evaluates to nil.</text:p>
            <text:p/>
            <text:p>while can also appear in modifier position, either in a single-line statement or in a multi-line statement using a begin/end block. In the one-line case:</text:p>
            <text:p/>
            <text:p>i = 0 i += 1 while i &lt; 10</text:p>
            <text:p/>
            <text:p>the leading code is not executed at all if the condition is false at the start. However, in the "begin"-block case:</text:p>
            <text:p/>
            <text:p><text:s text:c="2"/>i = 0</text:p>
            <text:p><text:s text:c="2"/>begin</text:p>
            <text:p><text:s text:c="4"/>i += 1</text:p>
            <text:p><text:s text:c="4"/>puts i</text:p>
            <text:p><text:s text:c="2"/>end while i &lt; 10</text:p>
            <text:p>the block will be executed at least once, before the condition is tested the first time.</text:p>
          </table:table-cell>
        </table:table-row>
        <table:table-row table:style-name="ro18">
          <table:table-cell table:style-name="ce4" office:value-type="string">
            <text:p>yield</text:p>
          </table:table-cell>
          <table:table-cell table:style-name="ce6" office:value-type="string">
            <text:p>A block consists of chunks of code.</text:p>
            <text:p/>
            <text:p>You assign a name to a block.</text:p>
            <text:p/>
            <text:p>The code in the block is always enclosed within braces ({}).</text:p>
            <text:p/>
            <text:p>A block is always invoked from a function with the same name as that of the block. This means that if you have a block with the name test, then you use the function test to invoke this block.</text:p>
            <text:p/>
            <text:p>You invoke a block by using the yield statement.</text:p>
            <text:p/>
            <text:p>def test</text:p>
            <text:p><text:s text:c="2"/>yield</text:p>
            <text:p>end</text:p>
            <text:p>test{ puts "Hello world"}</text:p>
            <text:p/>
            <text:p>Con parámetros:</text:p>
            <text:p>def test</text:p>
            <text:p><text:s text:c="3"/>yield 5</text:p>
            <text:p><text:s text:c="3"/>puts "You are in the method test"</text:p>
            <text:p><text:s text:c="3"/>yield 100</text:p>
            <text:p>end</text:p>
            <text:p>test {|i| puts "You are in the block #{i}"}</text:p>
            <text:p/>
            <text:p>yield a, b</text:p>
            <text:p>test {|a, b| statement}</text:p>
            <text:p/>
            <text:p/>
            <text:p>But if the last argument of a method is preceded by &amp;, then you can pass a block to this method and this block will be assigned to the last parameter. In case both * and &amp; are present in the argument list, &amp; should come later.</text:p>
            <text:p/>
            <text:p>def test(&amp;block)</text:p>
            <text:p><text:s text:c="3"/>block.call</text:p>
            <text:p>end</text:p>
            <text:p>test { puts "Hello World!"}</text:p>
            <text:p>This will produce following result:</text:p>
            <text:p/>
            <text:p>Hello World!</text:p>
          </table:table-cell>
        </table:table-row>
        <table:table-row table:style-name="ro4">
          <table:table-cell table:number-columns-repeated="2"/>
        </table:table-row>
        <table:table-row table:style-name="ro4">
          <table:table-cell office:value-type="string">
            <text:p>Data Types</text:p>
          </table:table-cell>
          <table:table-cell/>
        </table:table-row>
        <table:table-row table:style-name="ro4">
          <table:table-cell office:value-type="string">
            <text:p>For data types, write out what makes up each one. For example, with strings write out how you create a string. For numbers write out a few numbers.</text:p>
          </table:table-cell>
          <table:table-cell/>
        </table:table-row>
        <table:table-row table:style-name="ro4">
          <table:table-cell table:number-columns-repeated="2"/>
        </table:table-row>
        <table:table-row table:style-name="ro2">
          <table:table-cell office:value-type="string">
            <text:p>true</text:p>
          </table:table-cell>
          <table:table-cell office:value-type="string">
            <text:p>valor verdadero</text:p>
          </table:table-cell>
        </table:table-row>
        <table:table-row table:style-name="ro2">
          <table:table-cell office:value-type="string">
            <text:p>false</text:p>
          </table:table-cell>
          <table:table-cell office:value-type="string">
            <text:p>valor falso</text:p>
          </table:table-cell>
        </table:table-row>
        <table:table-row table:style-name="ro2">
          <table:table-cell office:value-type="string">
            <text:p>nil</text:p>
          </table:table-cell>
          <table:table-cell office:value-type="string">
            <text:p>valor nulo</text:p>
          </table:table-cell>
        </table:table-row>
        <table:table-row table:style-name="ro2">
          <table:table-cell office:value-type="string">
            <text:p>constants</text:p>
          </table:table-cell>
          <table:table-cell office:value-type="string">
            <text:p>Empiezan en mayúsculas</text:p>
          </table:table-cell>
        </table:table-row>
        <table:table-row table:style-name="ro7">
          <table:table-cell office:value-type="string">
            <text:p>symbols</text:p>
          </table:table-cell>
          <table:table-cell office:value-type="string">
            <text:p>A Ruby symbol is the internal representation of a name. You construct the symbol for a name by preceding the name with a colon. A particular name will always generate the same symbol, regardless of how that name is used within the program.Symbols are denoted by the colon sitting out in front of them, like so: :symbol_name. Mejor rendimiento que strings</text:p>
          </table:table-cell>
        </table:table-row>
        <table:table-row table:style-name="ro4">
          <table:table-cell office:value-type="string">
            <text:p>strings</text:p>
          </table:table-cell>
          <table:table-cell/>
        </table:table-row>
        <table:table-row table:style-name="ro4">
          <table:table-cell office:value-type="string">
            <text:p>numbers</text:p>
          </table:table-cell>
          <table:table-cell/>
        </table:table-row>
        <table:table-row table:style-name="ro16">
          <table:table-cell office:value-type="string">
            <text:p>ranges</text:p>
          </table:table-cell>
          <table:table-cell office:value-type="string">
            <text:p>A range represents a subset of all possible values of a type, to be more precise, all possible values between a start value and an end value.</text:p>
            <text:p>This may be:</text:p>
            <text:p>All integers between 0 and 5.</text:p>
            <text:p>All numbers (including non-integers) between 0 and 1, excluding 1.</text:p>
            <text:p>All characters between 't' and 'y'.</text:p>
          </table:table-cell>
        </table:table-row>
        <table:table-row table:style-name="ro4">
          <table:table-cell office:value-type="string">
            <text:p>arrays</text:p>
          </table:table-cell>
          <table:table-cell/>
        </table:table-row>
        <table:table-row table:style-name="ro4">
          <table:table-cell office:value-type="string">
            <text:p>hashes</text:p>
          </table:table-cell>
          <table:table-cell/>
        </table:table-row>
        <table:table-row table:style-name="ro4" table:number-rows-repeated="2">
          <table:table-cell table:number-columns-repeated="2"/>
        </table:table-row>
        <table:table-row table:style-name="ro4">
          <table:table-cell office:value-type="string">
            <text:p>String Escapes Sequences For string escape sequences, use them in strings to make sure they do what you think they do.</text:p>
          </table:table-cell>
          <table:table-cell/>
        </table:table-row>
        <table:table-row table:style-name="ro4">
          <table:table-cell table:number-columns-repeated="2"/>
        </table:table-row>
        <table:table-row table:style-name="ro2">
          <table:table-cell office:value-type="string">
            <text:p>\\</text:p>
          </table:table-cell>
          <table:table-cell office:value-type="string">
            <text:p>\</text:p>
          </table:table-cell>
        </table:table-row>
        <table:table-row table:style-name="ro2">
          <table:table-cell office:value-type="string">
            <text:p>\'</text:p>
          </table:table-cell>
          <table:table-cell office:value-type="string">
            <text:p>'</text:p>
          </table:table-cell>
        </table:table-row>
        <table:table-row table:style-name="ro2">
          <table:table-cell office:value-type="string">
            <text:p>\"</text:p>
          </table:table-cell>
          <table:table-cell office:value-type="string">
            <text:p>“</text:p>
          </table:table-cell>
        </table:table-row>
        <table:table-row table:style-name="ro2">
          <table:table-cell office:value-type="string">
            <text:p>\a</text:p>
          </table:table-cell>
          <table:table-cell office:value-type="string">
            <text:p>bell/alerta</text:p>
          </table:table-cell>
        </table:table-row>
        <table:table-row table:style-name="ro2">
          <table:table-cell office:value-type="string">
            <text:p>\b</text:p>
          </table:table-cell>
          <table:table-cell office:value-type="string">
            <text:p>backspace</text:p>
          </table:table-cell>
        </table:table-row>
        <table:table-row table:style-name="ro2">
          <table:table-cell office:value-type="string">
            <text:p>\f</text:p>
          </table:table-cell>
          <table:table-cell office:value-type="string">
            <text:p>formfeed</text:p>
          </table:table-cell>
        </table:table-row>
        <table:table-row table:style-name="ro2">
          <table:table-cell office:value-type="string">
            <text:p>\n</text:p>
          </table:table-cell>
          <table:table-cell office:value-type="string">
            <text:p>Nueva línea</text:p>
          </table:table-cell>
        </table:table-row>
        <table:table-row table:style-name="ro2">
          <table:table-cell office:value-type="string">
            <text:p>\r</text:p>
          </table:table-cell>
          <table:table-cell office:value-type="string">
            <text:p>Retorno de carro</text:p>
          </table:table-cell>
        </table:table-row>
        <table:table-row table:style-name="ro2">
          <table:table-cell office:value-type="string">
            <text:p>\t</text:p>
          </table:table-cell>
          <table:table-cell office:value-type="string">
            <text:p>Tabulación</text:p>
          </table:table-cell>
        </table:table-row>
        <table:table-row table:style-name="ro2">
          <table:table-cell office:value-type="string">
            <text:p>\v</text:p>
          </table:table-cell>
          <table:table-cell office:value-type="string">
            <text:p>vertical tab</text:p>
          </table:table-cell>
        </table:table-row>
        <table:table-row table:style-name="ro4">
          <table:table-cell table:number-columns-repeated="2"/>
        </table:table-row>
        <table:table-row table:style-name="ro4">
          <table:table-cell office:value-type="string">
            <text:p>Operators Some of these may be unfamiliar to you, but look them up anyway. Find out what they do, and if you still can't figure it out, save it for later.</text:p>
          </table:table-cell>
          <table:table-cell/>
        </table:table-row>
        <table:table-row table:style-name="ro4">
          <table:table-cell table:number-columns-repeated="2"/>
        </table:table-row>
        <table:table-row table:style-name="ro19">
          <table:table-cell office:value-type="string">
            <text:p>::</text:p>
          </table:table-cell>
          <table:table-cell office:value-type="string">
            <text:p>constant resolution operator. The :: is a unary operator that allows: constants, instance methods and class methods defined within a class or module, to be accessed from anywhere outside the class or module.</text:p>
            <text:p>MR_COUNT = 0 <text:s text:c="7"/># constant defined on main Object class</text:p>
            <text:p>module Foo</text:p>
            <text:p><text:s text:c="2"/>MR_COUNT = 0</text:p>
            <text:p><text:s text:c="2"/>::MR_COUNT = 1 <text:s text:c="3"/># set global count to 1</text:p>
            <text:p><text:s text:c="2"/>MR_COUNT = 2 <text:s text:c="5"/># set local count to 2</text:p>
            <text:p>end</text:p>
            <text:p>puts MR_COUNT <text:s text:c="6"/># this is the global constant</text:p>
            <text:p>puts Foo::MR_COUNT <text:s/># this is the local "Foo" constant</text:p>
            <text:p/>
            <text:p>Remember: in Ruby, classes and methods may be considered constants too.</text:p>
          </table:table-cell>
        </table:table-row>
        <table:table-row table:style-name="ro2">
          <table:table-cell office:value-type="string">
            <text:p>[]</text:p>
          </table:table-cell>
          <table:table-cell office:value-type="string">
            <text:p>element reference</text:p>
          </table:table-cell>
        </table:table-row>
        <table:table-row table:style-name="ro2">
          <table:table-cell office:value-type="string">
            <text:p>**</text:p>
          </table:table-cell>
          <table:table-cell office:value-type="string">
            <text:p>Exponentiation</text:p>
          </table:table-cell>
        </table:table-row>
        <table:table-row table:style-name="ro2">
          <table:table-cell office:value-type="string">
            <text:p>-(unary)</text:p>
          </table:table-cell>
          <table:table-cell office:value-type="string">
            <text:p>número negativo</text:p>
          </table:table-cell>
        </table:table-row>
        <table:table-row table:style-name="ro2">
          <table:table-cell office:value-type="string">
            <text:p>+(unary)</text:p>
          </table:table-cell>
          <table:table-cell office:value-type="string">
            <text:p>número positivo</text:p>
          </table:table-cell>
        </table:table-row>
        <table:table-row table:style-name="ro2">
          <table:table-cell office:value-type="string">
            <text:p>!</text:p>
          </table:table-cell>
          <table:table-cell office:value-type="string">
            <text:p>not</text:p>
          </table:table-cell>
        </table:table-row>
        <table:table-row table:style-name="ro2">
          <table:table-cell office:value-type="string">
            <text:p>~</text:p>
          </table:table-cell>
          <table:table-cell office:value-type="string">
            <text:p>complement</text:p>
          </table:table-cell>
        </table:table-row>
        <table:table-row table:style-name="ro2">
          <table:table-cell office:value-type="string">
            <text:p>*</text:p>
          </table:table-cell>
          <table:table-cell office:value-type="string">
            <text:p>multiplica</text:p>
          </table:table-cell>
        </table:table-row>
        <table:table-row table:style-name="ro2">
          <table:table-cell office:value-type="string">
            <text:p>/</text:p>
          </table:table-cell>
          <table:table-cell office:value-type="string">
            <text:p>divide</text:p>
          </table:table-cell>
        </table:table-row>
        <table:table-row table:style-name="ro2">
          <table:table-cell office:value-type="string">
            <text:p>%</text:p>
          </table:table-cell>
          <table:table-cell office:value-type="string">
            <text:p>resto de división</text:p>
          </table:table-cell>
        </table:table-row>
        <table:table-row table:style-name="ro2">
          <table:table-cell office:value-type="string">
            <text:p>“+”</text:p>
          </table:table-cell>
          <table:table-cell office:value-type="string">
            <text:p>suma</text:p>
          </table:table-cell>
        </table:table-row>
        <table:table-row table:style-name="ro2">
          <table:table-cell office:value-type="string">
            <text:p>“-”</text:p>
          </table:table-cell>
          <table:table-cell office:value-type="string">
            <text:p>resta</text:p>
          </table:table-cell>
        </table:table-row>
        <table:table-row table:style-name="ro2">
          <table:table-cell office:value-type="string">
            <text:p>&lt;&lt;</text:p>
          </table:table-cell>
          <table:table-cell office:value-type="string">
            <text:p>shift</text:p>
          </table:table-cell>
        </table:table-row>
        <table:table-row table:style-name="ro2">
          <table:table-cell office:value-type="string">
            <text:p>&gt;&gt;</text:p>
          </table:table-cell>
          <table:table-cell office:value-type="string">
            <text:p>shift</text:p>
          </table:table-cell>
        </table:table-row>
        <table:table-row table:style-name="ro2">
          <table:table-cell office:value-type="string">
            <text:p>&amp;</text:p>
          </table:table-cell>
          <table:table-cell office:value-type="string">
            <text:p>Bitwise `and'</text:p>
          </table:table-cell>
        </table:table-row>
        <table:table-row table:style-name="ro2">
          <table:table-cell office:value-type="string">
            <text:p>|</text:p>
          </table:table-cell>
          <table:table-cell office:value-type="string">
            <text:p>Bitwise regular `or'</text:p>
          </table:table-cell>
        </table:table-row>
        <table:table-row table:style-name="ro2">
          <table:table-cell office:value-type="string">
            <text:p>&gt;</text:p>
          </table:table-cell>
          <table:table-cell office:value-type="string">
            <text:p>mayor que</text:p>
          </table:table-cell>
        </table:table-row>
        <table:table-row table:style-name="ro2">
          <table:table-cell office:value-type="string">
            <text:p>&gt;=</text:p>
          </table:table-cell>
          <table:table-cell office:value-type="string">
            <text:p>mayor o igual que</text:p>
          </table:table-cell>
        </table:table-row>
        <table:table-row table:style-name="ro2">
          <table:table-cell office:value-type="string">
            <text:p>&lt;</text:p>
          </table:table-cell>
          <table:table-cell office:value-type="string">
            <text:p>menor</text:p>
          </table:table-cell>
        </table:table-row>
        <table:table-row table:style-name="ro2">
          <table:table-cell office:value-type="string">
            <text:p>&lt;=</text:p>
          </table:table-cell>
          <table:table-cell office:value-type="string">
            <text:p>menor o igual que</text:p>
          </table:table-cell>
        </table:table-row>
        <table:table-row table:style-name="ro2">
          <table:table-cell office:value-type="string">
            <text:p>&lt;=&gt;</text:p>
          </table:table-cell>
          <table:table-cell office:value-type="string">
            <text:p>General comparison operator. Returns -1, 0, or +1, depending on whether its receiver is less than, equal to, or greater than its argument.</text:p>
          </table:table-cell>
        </table:table-row>
        <table:table-row table:style-name="ro2">
          <table:table-cell office:value-type="string">
            <text:p>“==”</text:p>
          </table:table-cell>
          <table:table-cell office:value-type="string">
            <text:p>comparacion</text:p>
          </table:table-cell>
        </table:table-row>
        <table:table-row table:style-name="ro10">
          <table:table-cell office:value-type="string">
            <text:p>“===”</text:p>
          </table:table-cell>
          <table:table-cell table:style-name="ce9" office:value-type="string">
            <text:p>"===” is typically overriden by classes to reflect meaningful 'case'-statement behavior; 'for' example, /abc/ === "string" checks 'for' a pattern 'match' from the string</text:p>
          </table:table-cell>
        </table:table-row>
        <table:table-row table:style-name="ro2">
          <table:table-cell office:value-type="string">
            <text:p>!=</text:p>
          </table:table-cell>
          <table:table-cell office:value-type="string">
            <text:p>distinto</text:p>
          </table:table-cell>
        </table:table-row>
        <table:table-row table:style-name="ro2">
          <table:table-cell office:value-type="string">
            <text:p>“=~”</text:p>
          </table:table-cell>
          <table:table-cell office:value-type="string">
            <text:p>match</text:p>
          </table:table-cell>
        </table:table-row>
        <table:table-row table:style-name="ro2">
          <table:table-cell office:value-type="string">
            <text:p>!~</text:p>
          </table:table-cell>
          <table:table-cell office:value-type="string">
            <text:p>not match</text:p>
          </table:table-cell>
        </table:table-row>
        <table:table-row table:style-name="ro2">
          <table:table-cell office:value-type="string">
            <text:p>&amp;&amp;</text:p>
          </table:table-cell>
          <table:table-cell office:value-type="string">
            <text:p>and</text:p>
          </table:table-cell>
        </table:table-row>
        <table:table-row table:style-name="ro2">
          <table:table-cell office:value-type="string">
            <text:p>||</text:p>
          </table:table-cell>
          <table:table-cell office:value-type="string">
            <text:p>or</text:p>
          </table:table-cell>
        </table:table-row>
        <table:table-row table:style-name="ro2">
          <table:table-cell office:value-type="string">
            <text:p>..</text:p>
          </table:table-cell>
          <table:table-cell office:value-type="string">
            <text:p>Range inclusive</text:p>
          </table:table-cell>
        </table:table-row>
        <table:table-row table:style-name="ro2">
          <table:table-cell office:value-type="string">
            <text:p>...</text:p>
          </table:table-cell>
          <table:table-cell office:value-type="string">
            <text:p>Range exclusive. creates a range that excludes the specified high value.</text:p>
          </table:table-cell>
        </table:table-row>
        <table:table-row table:style-name="ro2">
          <table:table-cell office:value-type="string">
            <text:p>and</text:p>
          </table:table-cell>
          <table:table-cell office:value-type="string">
            <text:p><text:s/>It is the same as "&amp;&amp;" but with a lower precedence</text:p>
          </table:table-cell>
        </table:table-row>
        <table:table-row table:style-name="ro2">
          <table:table-cell office:value-type="string">
            <text:p>or</text:p>
          </table:table-cell>
          <table:table-cell office:value-type="string">
            <text:p><text:s/>It is the same as "||" but with a lower precedence</text:p>
          </table:table-cell>
        </table:table-row>
        <table:table-row table:style-name="ro2" table:number-rows-repeated="1048473">
          <table:table-cell table:number-columns-repeated="2"/>
        </table:table-row>
        <table:table-row table:style-name="ro2">
          <table:table-cell table:number-columns-repeated="2"/>
        </table:table-row>
      </table:table>
      <table:table table:name="Sheet3" table:style-name="ta1" table:print="false">
        <table:table-column table:style-name="co2"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6">26/02/2013</text:date>, <text:time>17:51: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2:27:54</meta:creation-date>
    <dc:date>2013-02-26T17:51:48</dc:date>
    <meta:editing-duration>P1DT10H3M11S</meta:editing-duration>
    <meta:editing-cycles>5</meta:editing-cycles>
    <meta:generator>OpenOffice.org/3.4.1$Unix OpenOffice.org_project/341m1$Build-9593</meta:generator>
    <meta:document-statistic meta:table-count="3" meta:cell-count="272" meta:object-count="0"/>
    <meta:user-defined meta:name=""/>
  </office:meta>
</office:document-meta>
</file>